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eb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dossier contient un exemple de requête SQL exécutée en utilisant du code Java en utilisant la bibliothèque JDBC.</text:p>
      <text:p text:style-name="Standard"/>
      <text:p text:style-name="Standard">Pour compiler et exécuter l'exemple, suivre les instructions décrites dans le document "JDBC instructions compilation<text:span text:style-name="T1">Tuto</text:span>".</text:p>
      <text:p text:style-name="Standard"/>
      <text:p text:style-name="Standard">Commencez par tester la version présente dans le dossier "basic". Le dossier "advanced" présente une solution permettant d'avoir un meilleur affichage du résultat de la requête.</text:p>
      <text:p text:style-name="Standard"/>
      <text:p text:style-name="Standard">Voici une courte introduction au processus utilisé dans ces exemple<text:span text:style-name="T1">s </text:span>:</text:p>
      <text:p text:style-name="Standard">1/ Création de la connexion avec le serveur contenant la base de donnée</text:p>
      <text:p text:style-name="Standard">2/ Création d'une string contenant la requête à exécuter. Dans cet exemple la requête est: Récupérez les informations concernant les pesticides utilisés au Royaume-Uni ==&gt; select * from pesticides where geo='UK'</text:p>
      <text:p text:style-name="Standard">3/ Communication de la requête au serveur auquel nous nous sommes précédemment connectés</text:p>
      <text:p text:style-name="Standard">4/ Affichage des résultats</text:p>
      <text:p text:style-name="Standard"/>
      <text:p text:style-name="Standard"/>
      <text:p text:style-name="Standard">Il est plus que conseillé de tester ce tutoriel et de vérifier que vous comprenez le fonctionnement du code avant de commencer le DM. Si vous avez des questions n'hésitez pas à contacter votre enseignant.</text:p>
      <text:p text:style-name="Standard"/>
      <text:p text:style-name="Standard">Si vous avez des remarques pour améliorer ce tutoriel n'hésitez pas à les signaler (O,..,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carensac</meta:initial-creator>
    <meta:creation-date>2017-09-12T13:15:44.37</meta:creation-date>
    <dc:date>2017-09-19T10:59:39.078449000</dc:date>
    <dc:creator>Sylvie Cazalens</dc:creator>
    <meta:editing-duration>PT1M51S</meta:editing-duration>
    <meta:editing-cycles>3</meta:editing-cycles>
    <meta:generator>LibreOffice/4.4.5.2$MacOSX_X86_64 LibreOffice_project/a22f674fd25a3b6f45bdebf25400ed2adff0ff99</meta:generator>
    <meta:document-statistic meta:table-count="0" meta:image-count="0" meta:object-count="0" meta:page-count="1" meta:paragraph-count="10" meta:word-count="182" meta:character-count="1176" meta:non-whitespace-character-count="1004"/>
  </office:meta>
</office:document-meta>
</file>